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fo:background-color="#ffd320"/>
      <style:text-properties style:text-line-through-style="soli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8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2" office:value-type="string">
            <text:p>5V tolerant</text:p>
          </table:table-cell>
          <table:table-cell table:style-name="ce16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2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1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8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7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9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9" office:value-type="string" table:number-columns-spanned="1" table:number-rows-spanned="2">
            <text:p>DGND</text:p>
          </table:table-cell>
          <table:table-cell/>
          <table:table-cell table:style-name="ce14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5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5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5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07T21:52:00</dc:date>
    <dc:creator>Gaute Hope</dc:creator>
    <meta:editing-duration>P3DT12H24M4S</meta:editing-duration>
    <meta:editing-cycles>97</meta:editing-cycles>
    <meta:generator>LibreOffice/3.5$Linux_X86_64 LibreOffice_project/350m1$Build-202</meta:generator>
    <meta:document-statistic meta:table-count="3" meta:cell-count="180" meta:object-count="0"/>
  </office:meta>
</office:document-meta>
</file>